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ejaVu Sans Mono" svg:font-family="'DejaVu Sans Mono'" style:font-family-generic="modern" style:font-pitch="fixed"/>
    <style:font-face style:name="Lohit Devanagari1"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d3246"/>
    </style:style>
    <style:style style:name="P2" style:family="paragraph" style:parent-style-name="Text_20_body">
      <style:text-properties officeooo:paragraph-rsid="001974ce"/>
    </style:style>
    <style:style style:name="P3" style:family="paragraph" style:parent-style-name="Text_20_body">
      <style:text-properties officeooo:paragraph-rsid="001d3246"/>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officeooo:paragraph-rsid="0017d437"/>
    </style:style>
    <style:style style:name="P6" style:family="paragraph" style:parent-style-name="Standard">
      <style:paragraph-properties fo:text-align="start" style:justify-single-word="false"/>
      <style:text-properties officeooo:paragraph-rsid="001974ce"/>
    </style:style>
    <style:style style:name="P7" style:family="paragraph" style:parent-style-name="Standard">
      <style:paragraph-properties fo:text-align="start" style:justify-single-word="false"/>
      <style:text-properties officeooo:paragraph-rsid="001ab81a"/>
    </style:style>
    <style:style style:name="P8" style:family="paragraph" style:parent-style-name="Standard">
      <style:paragraph-properties fo:text-align="start" style:justify-single-word="false"/>
      <style:text-properties officeooo:rsid="001ab81a" officeooo:paragraph-rsid="001ab81a"/>
    </style:style>
    <style:style style:name="P9" style:family="paragraph" style:parent-style-name="Text_20_body">
      <style:text-properties officeooo:paragraph-rsid="001d3246"/>
    </style:style>
    <style:style style:name="P10" style:family="paragraph" style:parent-style-name="Text_20_body">
      <style:text-properties officeooo:paragraph-rsid="001eccd7"/>
    </style:style>
    <style:style style:name="P11" style:family="paragraph" style:parent-style-name="Preformatted_20_Text">
      <style:text-properties officeooo:paragraph-rsid="001d3246"/>
    </style:style>
    <style:style style:name="P12" style:family="paragraph" style:parent-style-name="Preformatted_20_Text">
      <style:paragraph-properties fo:margin-top="0cm" fo:margin-bottom="0.499cm" style:contextual-spacing="false"/>
    </style:style>
    <style:style style:name="P13" style:family="paragraph" style:parent-style-name="Preformatted_20_Text">
      <style:paragraph-properties fo:margin-top="0cm" fo:margin-bottom="0.499cm" style:contextual-spacing="false"/>
      <style:text-properties officeooo:paragraph-rsid="0021e2bc"/>
    </style:style>
    <style:style style:name="T1" style:family="text">
      <style:text-properties officeooo:rsid="0017d437"/>
    </style:style>
    <style:style style:name="T2" style:family="text">
      <style:text-properties fo:font-weight="normal" style:font-weight-asian="normal" style:font-weight-complex="normal"/>
    </style:style>
    <style:style style:name="T3" style:family="text">
      <style:text-properties fo:font-weight="normal" officeooo:rsid="0017d437"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background-color="#ffff00"/>
    </style:style>
    <style:style style:name="T6" style:family="text">
      <style:text-properties style:font-name="Liberation Sans" fo:font-size="16.1000003814697pt" fo:font-weight="bold" style:font-name-asian="DejaVu Sans" style:font-size-asian="16.1000003814697pt" style:font-weight-asian="bold" style:font-name-complex="Lohit Devanagari" style:font-size-complex="16.1000003814697pt" style:font-weight-complex="bold"/>
    </style:style>
    <style:style style:name="T7" style:family="text">
      <style:text-properties style:font-name="Liberation Sans" fo:font-size="16.1000003814697pt" style:font-name-asian="DejaVu Sans" style:font-size-asian="16.1000003814697pt" style:font-name-complex="Lohit Devanagari" style:font-size-complex="16.1000003814697pt"/>
    </style:style>
    <style:style style:name="T8" style:family="text">
      <style:text-properties style:font-name="Liberation Sans" fo:font-size="16.1000003814697pt" officeooo:rsid="001d3246" style:font-name-asian="DejaVu Sans" style:font-size-asian="16.1000003814697pt" style:font-name-complex="Lohit Devanagari" style:font-size-complex="16.1000003814697pt"/>
    </style:style>
    <style:style style:name="T9" style:family="text">
      <style:text-properties officeooo:rsid="001d829c"/>
    </style:style>
    <style:style style:name="T10" style:family="text">
      <style:text-properties officeooo:rsid="001eccd7"/>
    </style:style>
    <style:style style:name="T11" style:family="text">
      <style:text-properties officeooo:rsid="002045ac"/>
    </style:style>
    <style:style style:name="T12" style:family="text">
      <style:text-properties officeooo:rsid="0021e2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text:span text:style-name="T1">Before install openstack</text:span></text:p>
      <text:h text:style-name="Heading_20_1" text:outline-level="1"><text:span text:style-name="T1">一.</text:span><text:span text:style-name="Strong_20_Emphasis"><text:span text:style-name="T1">Hardware require</text:span></text:span></text:h>
      <text:p text:style-name="P5"><text:span text:style-name="Strong_20_Emphasis"><text:span text:style-name="T1"><text:tab/></text:span></text:span><text:span text:style-name="Strong_20_Emphasis"><text:span text:style-name="T3">OpenStack components are intended to run on standard hardware. Recommended hardware configurations for a minimum production deployment are as follows for the cloud controller nodes and compute nodes for Compute and the Image Service, and object, account, container, and proxy servers for Object Storage.</text:span></text:span></text:p>
      <text:p text:style-name="P5"><text:span text:style-name="Strong_20_Emphasis"><text:span text:style-name="T3"/></text:span></text:p>
      <text:p text:style-name="P6">Server </text:p>
      <text:p text:style-name="P6"><text:tab/>Cloud Controller node (runs network, volume, API, scheduler and image services) </text:p>
      <text:p text:style-name="P6">Recommended Hardware</text:p>
      <text:p text:style-name="P2"><text:tab/>Processor: 64-bit x86</text:p>
      <text:p text:style-name="P2"><text:tab/>Memory: 12 GB RAM </text:p>
      <text:p text:style-name="P2"><text:tab/>Disk space: 30 GB (SATA or SAS or SSD) </text:p>
      <text:p text:style-name="P2"><text:tab/>Volume storage: two disks with 2 TB (SATA) for volumes attached to the compute nodes </text:p>
      <text:p text:style-name="P2"><text:tab/>Network: one 1 GB Network Interface Card (NIC)</text:p>
      <text:p text:style-name="P6">Notes</text:p>
      <text:p text:style-name="Text_20_body"><text:tab/>Two NICS are recommended but not required. A quad core server with 12 GB RAM would be more than sufficient for a cloud controller node.</text:p>
      <text:p text:style-name="Text_20_body"><text:tab/>32-bit processors will work for the cloud controller node. </text:p>
      <text:p text:style-name="Text_20_body"><text:tab/>The package repositories referred to in this guide do not contain i386 packages.</text:p>
      <text:p text:style-name="P5"/>
      <text:p text:style-name="P5"/>
      <text:p text:style-name="P5">Server </text:p>
      <text:p text:style-name="P5"><text:tab/>Compute nodes (runs virtual instances)</text:p>
      <text:p text:style-name="P7">Recommended Hardware </text:p>
      <text:p text:style-name="P8"><text:tab/>Processor: 64-bit x86</text:p>
      <text:p text:style-name="Text_20_body"><text:tab/>Memory: 32 GB RAM</text:p>
      <text:p text:style-name="Text_20_body"><text:tab/>Disk space: 30 GB (SATA)</text:p>
      <text:p text:style-name="Text_20_body"><text:tab/>Network: two 1 GB NICs</text:p>
      <text:p text:style-name="P8"/>
      <text:p text:style-name="P7">Notes</text:p>
      <text:p text:style-name="P7"><text:tab/>64-bit compute node can run either 32- or 64-bit VMs, however. </text:p>
      <text:p text:style-name="Text_20_body">With 2 GB RAM you can run one m1.small instance on a node or three m1.tiny instances without memory swapping, so 2 GB RAM would be a minimum for a test-environment compute node. As an example, Rackspace Cloud Builders use 96 GB RAM for compute nodes in OpenStack deployments.</text:p>
      <text:p text:style-name="Text_20_body"><text:tab/>Specifically for virtualization on certain hypervisors on the node or nodes running nova-compute, you need a x86 machine with an AMD processor with SVM extensions (also called AMD-V) or an Intel processor with VT (virtualization technology) extensions. </text:p>
      <text:p text:style-name="Text_20_body">For XenServer and XCP refer to the <text:a xlink:type="simple" xlink:href="http://docs.vmd.citrix.com/XenServer/6.0.0/1.0/en_gb/installation.html#sys_requirements" office:target-frame-name="_top" xlink:show="replace">XenServer installation guide</text:a> and the <text:a xlink:type="simple" xlink:href="http://hcl.vmd.citrix.com/" office:target-frame-name="_top" xlink:show="replace">XenServer harware compatibility list</text:a>.</text:p>
      <text:p text:style-name="Text_20_body"><text:tab/>For LXC, the VT extensions are not required.</text:p>
      <text:p text:style-name="Text_20_body"><text:tab/>The packages referred to in this guide do not contain i386 package</text:p>
      <text:p text:style-name="P7"/>
      <text:h text:style-name="Heading_20_1" text:outline-level="1"><text:soft-page-break/>二.<text:span text:style-name="Strong_20_Emphasis">Operating System</text:span></text:h>
      <text:p text:style-name="P7"><text:span text:style-name="Strong_20_Emphasis"><text:tab/></text:span><text:span text:style-name="Strong_20_Emphasis"><text:span text:style-name="T2">OpenStack currently has packages for the following distributions: CentOS, Debian, Fedora, RHEL, and Ubuntu. These packages are maintained by community members, refer to </text:span></text:span><text:a xlink:type="simple" xlink:href="http://wiki.openstack.org/Packaging" office:target-frame-name="_top" xlink:show="replace"><text:span text:style-name="Strong_20_Emphasis"><text:span text:style-name="T2">http://wiki.openstack.org/Packaging</text:span></text:span></text:a><text:span text:style-name="Strong_20_Emphasis"><text:span text:style-name="T2"> for additional links.</text:span></text:span><text:span text:style-name="Strong_20_Emphasis"> </text:span></text:p>
      <text:p text:style-name="P7"><text:span text:style-name="Strong_20_Emphasis"/></text:p>
      <text:p text:style-name="P1"><text:span text:style-name="Strong_20_Emphasis"><text:span text:style-name="T6">三.Database</text:span></text:span></text:p>
      <text:p text:style-name="P1"><text:span text:style-name="Strong_20_Emphasis"><text:tab/></text:span><text:span text:style-name="Strong_20_Emphasis"><text:span text:style-name="T2"> For OpenStack Compute, you need access to either a </text:span></text:span><text:span text:style-name="Strong_20_Emphasis"><text:span text:style-name="T4">PostgreSQL or MySQL d</text:span></text:span><text:span text:style-name="Strong_20_Emphasis"><text:span text:style-name="T2">atabase, or you can install it as part of the OpenStack Compute installation process. For Object Storage, the container and account servers use SQLite, and you can install it as part of the installation process</text:span></text:span><text:span text:style-name="Strong_20_Emphasis">.</text:span></text:p>
      <text:p text:style-name="P3"><text:span text:style-name="Strong_20_Emphasis"><text:span text:style-name="T8">四.</text:span></text:span><text:span text:style-name="Strong_20_Emphasis"><text:span text:style-name="T7">Permission</text:span></text:span><text:span text:style-name="Strong_20_Emphasis">s</text:span></text:p>
      <text:p text:style-name="P3"><text:span text:style-name="Strong_20_Emphasis"><text:tab/></text:span> You can install OpenStack Compute, the Image Service, or Object Storage either <text:span text:style-name="T5">as root or as a user with sudo permissions if you configure the sudoers file to enable all the permission</text:span>s. </text:p>
      <text:p text:style-name="P3"><text:span text:style-name="Strong_20_Emphasis"><text:span text:style-name="T8">五.Network Time Protocol</text:span></text:span></text:p>
      <text:p text:style-name="P3"><text:tab/>You must install a time synchronization program such as NTP. For Compute, time synchronization keeps your cloud controller and compute nodes talking to the same time server to avoid problems scheduling VM launches on compute nodes. For Object Storage, time synchronization ensure the object replications are accurately updating objects when needed so that the freshest content is served.</text:p>
      <text:p text:style-name="P3"><text:tab/><text:span text:style-name="T9">1.Installing Network Time Protocol (NTP)</text:span></text:p>
      <text:p text:style-name="P3"><text:span text:style-name="T9"><text:tab/>To keep all the services in sync across multiple machines, you need to install NTP, and if you do a multi-node configuration you will configure one server to be the reference server.</text:span></text:p>
      <text:p text:style-name="P3"><text:span text:style-name="T9"><text:tab/>保持所有服务在多个机器之间的同步，需要安装NTP。如果你做一个多节点的配置，你需要配置一个服务作为参考服务。</text:span></text:p>
      <text:p text:style-name="P11"><text:span text:style-name="T9"><text:s/>sudo yum install -y ntp</text:span></text:p>
      <text:p text:style-name="P3"><text:span text:style-name="T9"/></text:p>
      <text:p text:style-name="P10"><text:span text:style-name="T9"><text:tab/></text:span><text:span text:style-name="T10">2.Set up the NTP server </text:span></text:p>
      <text:p text:style-name="P10"><text:span text:style-name="T10">Set up the NTP server on your controller node so that it receives data by modifying the </text:span><text:span text:style-name="Source_20_Text"><text:span text:style-name="T10">ntp.conf</text:span></text:span><text:span text:style-name="T10"> file and restarting the service. As root:</text:span></text:p>
      <text:p text:style-name="P10"><text:span text:style-name="T10"><text:tab/>在控制节点设置</text:span><text:span text:style-name="T11">NTP服务一遍接受数据通过修改nova.conf配置文件和重启服务。</text:span></text:p>
      <text:p text:style-name="P10"><text:span text:style-name="T11"><text:tab/>$ sudo service ntpd start</text:span></text:p>
      <text:p text:style-name="P12"><text:tab/>$ sudo chkconfig ntpd on</text:p>
      <text:p text:style-name="P12"/>
      <text:p text:style-name="P13"><text:tab/><text:span text:style-name="T12">3.</text:span>Set up the NTP client</text:p>
      <text:p text:style-name="P13">Set up the NTP client on your compute node so that the time between controller node and compute node is synchronized. The simplest way to do this is to <text:span text:style-name="T5">add a daily cron job that synchonizes the compute node's clock with the controller node.</text:span> You can accomplish this by adding a file, owned by root, marked executable, at <text:span text:style-name="Source_20_Text">/etc/cron.daily/ntpdate</text:span> that contains the following:</text:p>
      <text:p text:style-name="P13">在客户端设置<text:span text:style-name="T12">NTP以便在控制节点和计算节点时间上是同步的。</text:span></text:p>
      <text:p text:style-name="P13"><text:span text:style-name="T12">ntpdate &lt;hostname or IP address of controller&gt;</text:span></text:p>
      <text:p text:style-name="P12"><text:soft-page-break/>hwclock -w</text:p>
      <text:p text:style-name="P13"><text:span text:style-name="T12"/></text:p>
      <text:p text:style-name="P10"><text:span text:style-name="T11"/></text:p>
      <text:p text:style-name="P7"><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2" svg:font-family="'Lohit Devanagari'"/>
    <style:font-face style:name="DejaVu Sans Mono" svg:font-family="'DejaVu Sans Mono'" style:font-family-generic="modern" style:font-pitch="fixed"/>
    <style:font-face style:name="Lohit Devanagari1" svg:font-family="'Lohit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Devanagari1"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yuzhe </meta:initial-creator>
    <meta:creation-date>2013-06-13T09:16:06</meta:creation-date>
    <dc:date>2013-06-13T09:54:11</dc:date>
    <dc:creator>luyuzhe </dc:creator>
    <meta:editing-duration>PT14M5S</meta:editing-duration>
    <meta:editing-cycles>12</meta:editing-cycles>
    <meta:generator>LibreOffice/4.0.3.3$Linux_X86_64 LibreOffice_project/0eaa50a932c8f2199a615e1eb30f7ac74279539</meta:generator>
    <meta:document-statistic meta:table-count="0" meta:image-count="0" meta:object-count="0" meta:page-count="3" meta:paragraph-count="51" meta:word-count="754" meta:character-count="4119" meta:non-whitespace-character-count="3480"/>
  </office:meta>
</office:document-meta>
</file>